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6" style:family="paragraph" style:parent-style-name="Standard">
      <style:paragraph-properties fo:margin-top="0in" fo:margin-bottom="0in" fo:line-height="100%" fo:text-align="start" style:justify-single-word="false"/>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7"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4" style:family="text">
      <style:text-properties style:font-name="Georgia" fo:font-size="10.5pt" fo:language="en" fo:country="US" style:font-name-asian="Georgia" style:font-size-asian="10.5pt" style:language-asian="none" style:country-asian="none" style:font-name-complex="Georgia" style:font-size-complex="10.5pt" style:language-complex="none" style:country-complex="none"/>
    </style:style>
    <style:style style:name="T5" style:family="text">
      <style:text-properties style:text-position="super 58%" fo:language="zxx" fo:country="none" style:font-name-asian="Georgia" style:language-asian="zxx" style:country-asian="none" style:font-name-complex="Georgia" style:language-complex="zxx" style:country-complex="none"/>
    </style:style>
    <style:style style:name="T6" style:family="text">
      <style:text-properties fo:language="zxx" fo:country="none" style:font-name-asian="Georgia" style:language-asian="zxx" style:country-asian="none" style:font-name-complex="Georgia" style:language-complex="zxx" style:country-complex="none"/>
    </style:style>
    <style:style style:name="T7"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8"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9" style:family="text">
      <style:text-properties fo:language="en" fo:country="US" style:font-name-asian="Georgia" style:language-asian="zxx" style:country-asian="none" style:font-name-complex="Georgia" style:language-complex="zxx" style:country-complex="none"/>
    </style:style>
    <style:style style:name="T10" style:family="text">
      <style:text-properties fo:font-variant="normal" fo:text-transform="none" fo:color="#000000" fo:letter-spacing="normal" fo:language="zxx" fo:country="none" fo:font-style="normal" style:text-underline-style="none" fo:font-weight="normal" fo:background-color="transparent" style:font-name-asian="Georgia" style:language-asian="zxx" style:country-asian="none" style:font-name-complex="Georgia" style:language-complex="zxx" style:country-complex="none"/>
    </style:style>
    <style:style style:name="T11" style:family="text">
      <style:text-properties fo:font-variant="normal" fo:text-transform="none" fo:color="#000000" fo:letter-spacing="normal" fo:language="zxx" fo:country="none" fo:font-style="normal" fo:font-weight="normal" fo:background-color="transparent" style:font-name-asian="Georgia" style:language-asian="zxx" style:country-asian="none" style:font-name-complex="Georgia" style:language-complex="zxx" style:country-complex="none"/>
    </style:style>
    <style:style style:name="T12" style:family="text">
      <style:text-properties fo:font-variant="normal" fo:text-transform="none" fo:color="#000000" fo:letter-spacing="normal" fo:language="zxx" fo:country="none" fo:font-style="italic" fo:font-weight="normal" fo:background-color="transparent" style:font-name-asian="Georgia" style:language-asian="zxx" style:country-asian="none" style:font-style-asian="italic" style:font-name-complex="Georgia" style:language-complex="zxx" style:country-complex="none" style:font-style-complex="italic"/>
    </style:style>
    <style:style style:name="T13" style:family="text">
      <style:text-properties fo:font-variant="normal" fo:text-transform="none" fo:color="#3b3d40" style:font-name="Georgia" fo:font-size="10.5pt" fo:letter-spacing="normal" fo:language="zxx" fo:country="none" fo:font-style="normal"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14" style:family="text">
      <style:text-properties fo:language="none" fo:country="none" style:language-asian="none" style:country-asian="none" style:language-complex="none" style:country-complex="none"/>
    </style:style>
    <style:style style:name="T15"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6"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7" style:family="text">
      <style:text-properties fo:color="#000000" style:font-name="Georgia" fo:font-size="10.5pt" fo:language="none" fo:country="none" fo:font-style="italic" style:text-underline-style="solid" style:text-underline-width="auto" style:text-underline-color="font-color"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8" style:family="text">
      <style:text-properties fo:color="#000000"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19" style:family="text">
      <style:text-properties fo:color="#000000" fo:background-color="transparent"/>
    </style:style>
    <style:style style:name="T20" style:family="text">
      <style:text-properties fo:color="#000000" fo:font-style="italic" fo:background-color="transparent" style:font-style-asian="italic" style:font-style-complex="italic"/>
    </style:style>
    <style:style style:name="T21" style:family="text">
      <style:text-properties fo:color="#000000" style:text-underline-style="solid" style:text-underline-width="auto" style:text-underline-color="font-color"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Divine Opinion of the Unborn</text:span> </text:p>
      <text:p text:style-name="P2"><text:span text:style-name="T1">Read:</text:span> Luke 1:13-16 and 39-45</text:p>
      <text:p text:style-name="P2"><text:span text:style-name="T1">Text:</text:span> <text:span text:style-name="T10">Psalm 127:3 "</text:span><text:span text:style-name="T11">Lo, children </text:span><text:span text:style-name="T12">are</text:span><text:span text:style-name="T11"> an heritage of the LORD: </text:span><text:span text:style-name="T12">and</text:span><text:span text:style-name="T11"> the fruit of the womb </text:span><text:span text:style-name="T12">is his</text:span><text:span text:style-name="T11"> reward."</text:span></text:p>
      <text:p text:style-name="P1"><text:span text:style-name="T1">Introduction:</text:span> <text:s/>There is good news regarding the murder of the unborn in America. <text:s/>As we speak there is a real chance that the Roe V Wade decision may be rendered impotent by the US Supreme Court. <text:s/>Three members of the court have asked questions that indicate they are in favor of the Mississippi law that is being reviewed. <text:s/>It is a good time to pray for a Godly outcome. <text:s/>I know that I can tend to get overly hopeful but this time the pro murder crowd is running scared so maybe the time for a little hope is justified. <text:s/>The constitution does not even address this pro-cedure which didn't even exist when the constitution was drafted. <text:s/>The Bible, however, does address it and we have just read about God's opinion of a baby in the womb. <text:s/>Let's check out what God says about the unborn.</text:p>
      <text:p text:style-name="P1"/>
      <text:p text:style-name="P1"><text:span text:style-name="T1">John the Baptist:</text:span> <text:s/>In the story of <text:s/><text:span text:style-name="T6">Zacharias and <text:s/>Elisabeth we find that the angel talks about John the Baptist inside the womb. <text:s/>In the 15</text:span><text:span text:style-name="T5">th</text:span><text:span text:style-name="T6"> verse we read: “...he shall be great in the sight of the Lord, and shall drink neither wine nor strong drink; and </text:span><text:span text:style-name="T8">He shall be filled with the Holy Ghost, even from his mother's womb</text:span><text:span text:style-name="T6">.”</text:span></text:p>
      <text:p text:style-name="P1"><text:span text:style-name="T6"><text:s text:c="2"/>Can I say that the Holy Ghost does not fill </text:span><text:span text:style-name="T9">inanimate</text:span><text:span text:style-name="T6"> objects or just globs of tissue. <text:s/>There may be those who would argue that being filled with the Holy Ghost doesn't mean the same as what happened on the Day of Pentecost and perhaps they are right. <text:s/>Prior to the death, burial and resurrection of Jesus Christ the means of obtaining salvation changed as well, however just the mere issue of the Holy Spirits indwelling certainly indicates person-hood. <text:s/>The Word of God clearly shows that God doesn't look inside the womb and see a mere glob of tissues. <text:s/>God empowered Zacharias to implant a person (John the Baptist) in Elisabeth's womb.</text:span></text:p>
      <text:p text:style-name="P4"/>
      <text:p text:style-name="P7"><text:span text:style-name="T13">Isaac and </text:span><text:span text:style-name="T3">Rebekah:</text:span><text:span text:style-name="T2"> When Rebekah was having trouble with her </text:span><text:span text:style-name="T4">pregnancy; God spoke to her and this is what He said: “</text:span><text:span text:style-name="T18">Two nations </text:span><text:span text:style-name="T17">are</text:span><text:span text:style-name="T18"> in thy womb, and two manner of people</text:span><text:span text:style-name="T15"> shall be separated from thy bowels; and </text:span><text:span text:style-name="T16">the one</text:span><text:span text:style-name="T15"> people shall be stronger than </text:span><text:span text:style-name="T16">the other</text:span><text:span text:style-name="T15"> people; and the elder shall serve the younger.”</text:span></text:p>
      <text:p text:style-name="P6"><text:span text:style-name="T14"><text:s text:c="2"/>God did not say that: “there are twin globs of tissue inside of you that will someday turn into two living souls once they are born.” He saw inside of Rebekah's womb and saw two people that would lead two nations. Nations are made up of people. <text:s/>God calls persons in the womb what He knows they are. <text:s/>Nations are made up of people. <text:s/>God calls babies in the womb people. </text:span></text:p>
      <text:p text:style-name="P4"><text:span text:style-name="T1">Isaiah:</text:span> In Isaiah 44:24 we read: "<text:span text:style-name="T19">Thus saith the LORD, thy redeemer, and </text:span><text:span text:style-name="T21">He that formed thee from the womb</text:span><text:span text:style-name="T19">, I </text:span><text:span text:style-name="T20">am</text:span><text:span text:style-name="T19"> the LORD that maketh all </text:span><text:span text:style-name="T20">things;</text:span><text:span text:style-name="T19"> that stretcheth forth the heavens alone; that spreadeth abroad the earth by myself;" <text:s/>The same phrase is used in 49:5. Is there any doubt who forms babies in the womb?</text:span></text:p>
      <text:p text:style-name="P4"><text:span text:style-name="T19"><text:s text:c="2"/>Isaiah further states in 49:1 "...</text:span><text:span text:style-name="T21">The LORD hath called me from the womb</text:span><text:span text:style-name="T19">; from the bowels of my mother hath he made mention of my name." </text:span></text:p>
      <text:p text:style-name="P4"><text:span text:style-name="T19"><text:s text:c="2"/></text:span></text:p>
      <text:p text:style-name="P1"><text:span text:style-name="T7">Jesus Christ:</text:span><text:span text:style-name="T6"> <text:s/>In the second part of our story, in Luke, we read about a meeting of Elisabeth and Mary. <text:s/>As Mary greeted Elisabeth; Elisabeth had an unusual occurrence in her womb. <text:s/>She described it to Mary like this: “...as soon as the voice of thy salutation sounded in mine ears, </text:span><text:span text:style-name="T8">the babe leaped in my womb for joy</text:span><text:span text:style-name="T6">.” <text:s/></text:span></text:p>
      <text:p text:style-name="P4"><text:s text:c="2"/>In the argument for the right to murder the unborn many try to justify this murder by saying that the baby has not developed emotions and does not feel pain. <text:s/>The Bible is the Word of God and the Word of God says that John the Baptist expressed emotion (the emotion of Joy) at his first encounter with the unborn Jesus. <text:s/>Who are you going to believe: <text:s/>the antagonist who wants permission to murder babies or the God of the Universe?</text:p>
      <text:p text:style-name="P5"><text:span text:style-name="T6"/></text:p>
      <text:p text:style-name="P5"><text:span text:style-name="T7">Conclude:</text:span><text:span text:style-name="T6"> <text:s/>With what is going on in our country I felt it was important to call on you for prayer that God will cause the Supreme Court to choose life for the unborn. <text:s/>Their decision will not stop all abortions but could certainly allow states to restrict or outlaw abortions completely.</text:span></text:p>
      <text:p text:style-name="P5"><text:span text:style-name="T6"><text:s text:c="2"/>I wanted you to know that this isn't a political decision but a Bible issue and God definitely has an opinion abou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5</meta:editing-cycles>
    <meta:creation-date>2014-03-28T17:34:00</meta:creation-date>
    <dc:date>2021-12-04T19:36:19.49</dc:date>
    <meta:editing-duration>PT22H14M5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774" meta:character-count="42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